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0000000005E0000005ED5F5C24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gradient" draw:fill-gradient-name="Radial_20_green_2f_black" draw:textarea-horizontal-align="justify" draw:textarea-vertical-align="middle" draw:auto-grow-height="false" draw:shadow="hidden"/>
    </style:style>
    <style:style style:name="gr2" style:family="graphic" style:parent-style-name="standard">
      <style:graphic-properties svg:stroke-color="#000000" draw:fill="gradient" draw:fill-gradient-name="Gradient_20_1" draw:fill-hatch-name="Hatching_20_2" draw:textarea-horizontal-align="justify" draw:textarea-vertical-align="middle" draw:auto-grow-height="false" draw:shadow="hidden"/>
    </style:style>
    <style:style style:name="gr3" style:family="graphic" style:parent-style-name="standard">
      <style:graphic-properties svg:stroke-color="#000000" draw:fill="solid" draw:fill-color="#9966cc" draw:fill-gradient-name="Square_20_yellow_2f_white" draw:fill-hatch-name="Black_20_45_20_Degrees_20_Wide" draw:textarea-horizontal-align="justify" draw:textarea-vertical-align="middle" draw:auto-grow-height="false" draw:shadow="hidden"/>
    </style:style>
    <style:style style:name="gr4" style:family="graphic" style:parent-style-name="standard">
      <style:graphic-properties svg:stroke-color="#000000" draw:fill="solid" draw:fill-color="#00dcff" draw:fill-gradient-name="Square_20_yellow_2f_white" draw:fill-hatch-name="Black_20_45_20_Degrees_20_Wide" draw:textarea-horizontal-align="justify" draw:textarea-vertical-align="middle" draw:auto-grow-height="false" draw:shadow="hidden"/>
    </style:style>
    <style:style style:name="gr5" style:family="graphic" style:parent-style-name="standard">
      <style:graphic-properties draw:fill="gradient" draw:fill-color="#e6e6e6" draw:fill-gradient-name="Linear_20_magenta_2f_green" draw:textarea-horizontal-align="justify" draw:textarea-vertical-align="middle" draw:auto-grow-height="false" draw:shadow="hidden"/>
    </style:style>
    <style:style style:name="gr6" style:family="graphic" style:parent-style-name="standard">
      <style:graphic-properties draw:stroke="dash" draw:stroke-dash="_32__20_Dots_20_1_20_Dash" svg:stroke-width="0.05cm" svg:stroke-color="#ff0000" draw:marker-start-width="0.4cm" draw:marker-end-width="0.4cm" draw:fill="solid" draw:fill-color="#ff950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draw:stroke-dash="Ultrafine_20_2_20_Dots_20_3_20_Dashes" draw:fill="solid" draw:fill-color="#33cc66" draw:textarea-horizontal-align="justify" draw:textarea-vertical-align="middle" draw:auto-grow-height="false"/>
    </style:style>
    <style:style style:name="gr8" style:family="graphic" style:parent-style-name="standard">
      <style:graphic-properties draw:fill="hatch" draw:fill-color="#cccccc" draw:fill-hatch-name="Black_20_45_20_Degrees_20_Wide" draw:textarea-horizontal-align="justify" draw:textarea-vertical-align="middle" draw:auto-grow-height="false"/>
    </style:style>
    <style:style style:name="gr9" style:family="graphic" style:parent-style-name="standard">
      <style:graphic-properties draw:fill="gradient" draw:fill-color="#b3b3b3" draw:fill-gradient-name="Radial_20_green_2f_black" draw:fill-hatch-name="Black_20_45_20_Degrees_20_Wide" draw:textarea-horizontal-align="justify" draw:textarea-vertical-align="middle" draw:auto-grow-height="false"/>
    </style:style>
    <style:style style:name="gr10" style:family="graphic" style:parent-style-name="standard">
      <style:graphic-properties svg:stroke-color="#008000" draw:marker-start="Arrow" draw:marker-start-width="0.4cm" draw:marker-end="Circle" draw:marker-end-width="0.3cm" draw:textarea-horizontal-align="center" draw:textarea-vertical-align="middle"/>
    </style:style>
    <style:style style:name="gr11" style:family="graphic" style:parent-style-name="standard">
      <style:graphic-properties draw:fill="solid" draw:fill-color="#00ff00" draw:textarea-horizontal-align="justify" draw:textarea-vertical-align="middle" draw:auto-grow-height="false" draw:shadow="hidden"/>
    </style:style>
    <style:style style:name="gr12" style:family="graphic" style:parent-style-name="standard">
      <style:graphic-properties draw:fill="solid" draw:fill-color="#aecf00" draw:textarea-horizontal-align="justify" draw:textarea-vertical-align="middle" draw:auto-grow-height="false" draw:shadow="hidden"/>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standard">
      <style:graphic-properties draw:fill="solid" draw:fill-color="#008000" draw:textarea-horizontal-align="justify" draw:textarea-vertical-align="middle" draw:auto-grow-height="false"/>
    </style:style>
    <style:style style:name="gr15" style:family="graphic" style:parent-style-name="standard">
      <style:graphic-properties draw:fill="solid" draw:fill-color="#00ffff" draw:textarea-horizontal-align="justify" draw:textarea-vertical-align="middle" draw:auto-grow-height="false"/>
    </style:style>
    <style:style style:name="gr16" style:family="graphic" style:parent-style-name="standard">
      <style:graphic-properties draw:stroke="dash" draw:stroke-dash="Ultrafine_20_2_20_Dots_20_3_20_Dashes" svg:stroke-width="0.05cm" svg:stroke-color="#ff0000" draw:marker-start-width="0.38cm" draw:marker-end-width="0.38cm" draw:fill="solid" draw:fill-color="#00ffff"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1cm" svg:stroke-color="#008000" draw:marker-start="Arrow" draw:marker-start-width="0.45cm" draw:marker-end="Arrow" draw:marker-end-width="0.45cm" draw:stroke-linejoin="none" draw:fill="gradient" draw:fill-gradient-name="Radial_20_green_2f_black" draw:textarea-horizontal-align="center" draw:textarea-vertical-align="middle" fo:padding-top="0.175cm" fo:padding-bottom="0.175cm" fo:padding-left="0.3cm" fo:padding-right="0.3cm"/>
    </style:style>
    <style:style style:name="gr18" style:family="graphic" style:parent-style-name="standard">
      <style:graphic-properties draw:stroke="solid" draw:stroke-dash="Ultrafine_20_Dashed" svg:stroke-width="0.1cm" svg:stroke-color="#666666" draw:marker-start="Arrow" draw:marker-start-width="0.45cm" draw:marker-end="Arrow" draw:marker-end-width="0.45cm" draw:fill="gradient" draw:fill-gradient-name="Radial_20_green_2f_black" draw:textarea-horizontal-align="center" draw:textarea-vertical-align="middle" fo:padding-top="0.175cm" fo:padding-bottom="0.175cm" fo:padding-left="0.3cm" fo:padding-right="0.3cm"/>
    </style:style>
    <style:style style:name="gr19" style:family="graphic" style:parent-style-name="standard">
      <style:graphic-properties draw:stroke="dash" draw:stroke-dash="Ultrafine_20_2_20_Dots_20_3_20_Dashes" svg:stroke-width="0.05cm" svg:stroke-color="#ff0000" draw:marker-start-width="0.38cm" draw:marker-end-width="0.38cm" draw:fill="solid" draw:fill-color="#33cc66"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fill="solid" draw:fill-color="#33a3a3" draw:textarea-horizontal-align="justify" draw:textarea-vertical-align="middle" draw:auto-grow-height="false"/>
    </style:style>
    <style:style style:name="gr21" style:family="graphic" style:parent-style-name="standard">
      <style:graphic-properties draw:stroke="none" draw:fill="none" draw:fill-color="#cfe7e5"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solid" draw:stroke-dash="Ultrafine_20_2_20_Dots_20_3_20_Dashes" draw:fill="gradient" draw:fill-color="#008000" draw:fill-gradient-name="Gradient_20_7" draw:fill-hatch-name="Hatching_20_2" draw:auto-grow-height="false" fo:min-height="0.749cm" fo:min-width="0.499cm" fo:wrap-option="no-wrap"/>
    </style:style>
    <style:style style:name="gr24" style:family="graphic" style:parent-style-name="standard">
      <style:graphic-properties draw:fill="gradient" draw:fill-gradient-name="Gradient_20_7" draw:fill-hatch-name="Hatching_20_2" draw:fill-image-name="Roses" draw:textarea-horizontal-align="justify" draw:textarea-vertical-align="middle" draw:auto-grow-height="false"/>
    </style:style>
    <style:style style:name="gr25" style:family="graphic" style:parent-style-name="standard">
      <style:graphic-properties draw:fill="gradient" draw:fill-gradient-name="Gradient_20_1" draw:textarea-horizontal-align="justify" draw:textarea-vertical-align="middle" draw:auto-grow-height="false"/>
    </style:style>
    <style:style style:name="gr26" style:family="graphic" style:parent-style-name="standard">
      <style:graphic-properties draw:fill="gradient" draw:fill-gradient-name="Gradient_20_1" draw:textarea-horizontal-align="justify" draw:textarea-vertical-align="middle" draw:auto-grow-height="false" fo:min-height="0cm" fo:min-width="0cm"/>
    </style:style>
    <style:style style:name="gr27" style:family="graphic" style:parent-style-name="standard">
      <style:graphic-properties draw:fill="gradient" draw:fill-gradient-name="Gradient_20_7" draw:fill-hatch-name="Hatching_20_2" draw:auto-grow-height="false" fo:min-height="0.749cm" fo:min-width="0.499cm" fo:wrap-option="no-wrap"/>
    </style:style>
    <style:style style:name="gr28" style:family="graphic" style:parent-style-name="standard">
      <style:graphic-properties draw:fill="gradient" draw:fill-gradient-name="Gradient_20_7" draw:textarea-horizontal-align="justify" draw:textarea-vertical-align="middle" draw:auto-grow-height="false"/>
    </style:style>
    <style:style style:name="gr29" style:family="graphic" style:parent-style-name="objectwithoutfill">
      <style:graphic-properties draw:marker-end="Arrow" draw:marker-end-width="0.3cm" draw:fill="none" draw:textarea-horizontal-align="center" draw:textarea-vertical-align="middle"/>
    </style:style>
    <style:style style:name="gr30" style:family="graphic" style:parent-style-name="objectwithoutfill">
      <style:graphic-properties draw:stroke="solid" draw:stroke-dash="_32__20_Dots_20_1_20_Dash" svg:stroke-color="#ff950e" draw:marker-end="Arrow" draw:marker-end-width="0.3cm" draw:fill="none" draw:textarea-horizontal-align="center" draw:textarea-vertical-align="middle"/>
    </style:style>
    <style:style style:name="gr31" style:family="graphic" style:parent-style-name="standard">
      <style:graphic-properties svg:stroke-color="#333333" draw:fill="none" draw:fill-gradient-name="Gradient_20_7" draw:textarea-horizontal-align="justify" draw:textarea-vertical-align="middle" draw:auto-grow-height="false" fo:min-height="0cm" fo:min-width="0cm" fo:wrap-option="no-wrap"/>
    </style:style>
    <style:style style:name="gr32" style:family="graphic" style:parent-style-name="standard">
      <style:graphic-properties svg:stroke-color="#4c4c4c" draw:fill="none" draw:fill-color="#99ccff" draw:fill-gradient-name="Gradient_20_7" draw:fill-hatch-name="Hatching_20_2"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0.5pt" fo:text-shadow="1pt 1pt" fo:font-weight="bold" style:font-family-asian="Arial" style:font-family-generic-asian="swiss" style:font-pitch-asian="variable" style:font-size-asian="10.5pt" style:font-weight-asian="bold" style:font-size-complex="10.5pt" style:font-weight-complex="bold"/>
    </style:style>
    <style:style style:name="P3" style:family="paragraph">
      <style:paragraph-properties fo:text-align="center"/>
      <style:text-properties fo:font-family="Arial" style:font-family-generic="swiss" style:font-pitch="variable" fo:font-size="12pt" fo:text-shadow="1pt 1pt" fo:font-weight="bold" style:font-family-asian="Arial" style:font-family-generic-asian="swiss" style:font-pitch-asian="variable" style:font-size-asian="12pt" style:font-weight-asian="bold" style:font-size-complex="12pt" style:font-weight-complex="bold"/>
    </style:style>
    <style:style style:name="P4" style:family="paragraph">
      <style:paragraph-properties fo:text-align="center"/>
      <style:text-properties fo:font-family="新宋体" style:font-family-generic="modern" style:font-pitch="fixed" fo:font-size="10.5pt" style:font-family-asian="新宋体" style:font-family-generic-asian="modern" style:font-pitch-asian="fixed" style:font-size-asian="10.5pt" style:font-size-complex="10.5pt"/>
    </style:style>
    <style:style style:name="P5" style:family="paragraph">
      <style:paragraph-properties fo:text-align="center">
        <style:tab-stops>
          <style:tab-stop style:position="7.008cm"/>
        </style:tab-stops>
      </style:paragraph-properties>
    </style:style>
    <style:style style:name="P6" style:family="paragraph">
      <style:paragraph-properties fo:text-align="center"/>
      <style:text-properties fo:font-family="宋体" style:font-pitch="variable" fo:font-size="14pt" fo:text-shadow="1pt 1pt" fo:font-weight="bold" style:font-family-asian="宋体" style:font-pitch-asian="variable" style:font-size-asian="14pt" style:font-weight-asian="bold" style:font-size-complex="14pt" style:font-weight-complex="bold"/>
    </style:style>
    <style:style style:name="P7" style:family="paragraph">
      <style:paragraph-properties fo:text-align="center"/>
      <style:text-properties fo:font-family="宋体" style:font-pitch="variable" fo:font-size="14pt" fo:font-weight="bold" style:font-family-asian="宋体" style:font-pitch-asian="variable" style:font-size-asian="14pt" style:font-weight-asian="bold" style:font-size-complex="14pt" style:font-weight-complex="bold"/>
    </style:style>
    <style:style style:name="P8" style:family="paragraph">
      <style:paragraph-properties fo:text-align="center"/>
      <style:text-properties fo:color="#008000" fo:font-family="Arial" style:font-family-generic="swiss" style:font-pitch="variable" fo:font-size="12pt" fo:font-weight="bold" style:font-family-asian="Arial" style:font-family-generic-asian="swiss" style:font-pitch-asian="variable" style:font-size-asian="12pt" style:font-weight-asian="bold" style:font-size-complex="12pt" style:font-weight-complex="bold"/>
    </style:style>
    <style:style style:name="P9" style:family="paragraph">
      <style:paragraph-properties fo:text-align="center"/>
      <style:text-properties fo:font-family="宋体" style:font-pitch="variable" fo:font-size="10.5pt" style:font-family-asian="宋体" style:font-pitch-asian="variable" style:font-size-asian="10.5pt" style:font-size-complex="10.5pt"/>
    </style:style>
    <style:style style:name="P10" style:family="paragraph">
      <style:paragraph-properties fo:text-align="center"/>
      <style:text-properties fo:font-family="宋体" style:font-pitch="variable" fo:font-size="10.5pt" fo:text-shadow="1pt 1pt" style:font-family-asian="宋体" style:font-pitch-asian="variable" style:font-size-asian="10.5pt" style:font-size-complex="10.5pt"/>
    </style:style>
    <style:style style:name="P11" style:family="paragraph">
      <style:paragraph-properties fo:text-align="center"/>
      <style:text-properties fo:color="#0000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P12" style:family="paragraph">
      <style:paragraph-properties fo:text-align="center"/>
      <style:text-properties fo:color="#00ae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P13" style:family="paragraph">
      <style:paragraph-properties fo:text-align="center"/>
      <style:text-properties fo:font-family="宋体" style:font-pitch="variable" fo:font-size="12pt" fo:text-shadow="none" fo:font-weight="bold" style:font-family-asian="宋体" style:font-pitch-asian="variable" style:font-size-asian="12pt" style:font-weight-asian="bold" style:font-size-complex="12pt" style:font-weight-complex="bold"/>
    </style:style>
    <style:style style:name="P14" style:family="paragraph">
      <style:paragraph-properties fo:text-align="center"/>
      <style:text-properties fo:font-family="宋体" style:font-pitch="variable" fo:font-size="10.5pt" fo:text-shadow="1pt 1pt" style:font-family-asian="宋体" style:font-pitch-asian="variable" style:font-size-asian="10.5pt" style:font-size-complex="10.5pt"/>
    </style:style>
    <style:style style:name="P15" style:family="paragraph">
      <style:paragraph-properties fo:text-align="center"/>
      <style:text-properties fo:font-family="Arial" style:font-family-generic="swiss" style:font-pitch="variable" fo:font-size="10.5pt" fo:text-shadow="1pt 1pt" style:font-family-asian="Arial" style:font-family-generic-asian="swiss" style:font-pitch-asian="variable" style:font-size-asian="10.5pt" style:font-size-complex="10.5pt"/>
    </style:style>
    <style:style style:name="P16" style:family="paragraph">
      <style:paragraph-properties fo:text-align="center"/>
      <style:text-properties fo:font-size="12pt" style:font-size-asian="12pt" style:font-size-complex="12pt"/>
    </style:style>
    <style:style style:name="P17" style:family="paragraph">
      <style:paragraph-properties fo:text-align="center"/>
      <style:text-properties fo:font-size="12pt" fo:text-shadow="1pt 1pt" style:font-size-asian="12pt" style:font-size-complex="12pt"/>
    </style:style>
    <style:style style:name="P18" style:family="paragraph">
      <style:paragraph-properties fo:text-align="center"/>
      <style:text-properties fo:font-family="新宋体" style:font-family-generic="modern" style:font-pitch="fixed" fo:font-size="10.5pt" fo:text-shadow="1pt 1pt" style:font-family-asian="新宋体" style:font-family-generic-asian="modern" style:font-pitch-asian="fixed" style:font-size-asian="10.5pt" style:font-size-complex="10.5pt"/>
    </style:style>
    <style:style style:name="P19" style:family="paragraph">
      <style:paragraph-properties fo:text-align="center"/>
      <style:text-properties fo:font-size="10.5pt" fo:text-shadow="1pt 1pt" style:font-size-asian="10.5pt" style:font-size-complex="10.5pt"/>
    </style:style>
    <style:style style:name="T1" style:family="text">
      <style:text-properties fo:font-family="Arial" style:font-family-generic="swiss" style:font-pitch="variable" fo:font-size="10.5pt" fo:text-shadow="1pt 1pt" fo:font-weight="bold" style:font-family-asian="Arial" style:font-family-generic-asian="swiss" style:font-pitch-asian="variable" style:font-size-asian="10.5pt" style:font-weight-asian="bold" style:font-size-complex="10.5pt" style:font-weight-complex="bold"/>
    </style:style>
    <style:style style:name="T2" style:family="text">
      <style:text-properties fo:font-family="Cambria" style:font-style-name="Regular" style:font-family-generic="roman" fo:font-size="10.5pt" fo:text-shadow="1pt 1pt" fo:font-weight="bold" style:font-family-asian="Cambria" style:font-style-name-asian="Regular" style:font-family-generic-asian="roman" style:font-size-asian="10.5pt" style:font-weight-asian="bold" style:font-family-complex="Cambria" style:font-style-name-complex="Regular" style:font-family-generic-complex="roman" style:font-size-complex="10.5pt" style:font-weight-complex="bold"/>
    </style:style>
    <style:style style:name="T3" style:family="text">
      <style:text-properties fo:font-family="Cambria" style:font-style-name="Regular" style:font-family-generic="roman" fo:font-size="10.5pt" fo:text-shadow="1pt 1pt" fo:font-weight="normal" style:font-family-asian="Cambria" style:font-style-name-asian="Regular" style:font-family-generic-asian="roman" style:font-size-asian="10.5pt" style:font-weight-asian="normal" style:font-family-complex="Cambria" style:font-style-name-complex="Regular" style:font-family-generic-complex="roman" style:font-size-complex="10.5pt" style:font-weight-complex="normal"/>
    </style:style>
    <style:style style:name="T4" style:family="text">
      <style:text-properties fo:font-family="Arial" style:font-family-generic="swiss" style:font-pitch="variable" fo:font-size="10.5pt" fo:text-shadow="1pt 1pt" fo:font-weight="bold" style:font-family-asian="Arial" style:font-family-generic-asian="swiss" style:font-pitch-asian="variable" style:font-size-asian="10.5pt" style:font-weight-asian="bold" style:font-family-complex="Cambria" style:font-style-name-complex="Regular" style:font-family-generic-complex="roman" style:font-size-complex="10.5pt" style:font-weight-complex="bold"/>
    </style:style>
    <style:style style:name="T5" style:family="text">
      <style:text-properties fo:font-family="Arial" style:font-family-generic="swiss" style:font-pitch="variable" fo:font-size="12pt" fo:text-shadow="1pt 1pt" fo:font-weight="bold" style:font-family-asian="Arial" style:font-family-generic-asian="swiss" style:font-pitch-asian="variable" style:font-size-asian="12pt" style:font-weight-asian="bold" style:font-family-complex="Cambria" style:font-style-name-complex="Regular" style:font-family-generic-complex="roman" style:font-size-complex="12pt" style:font-weight-complex="bold"/>
    </style:style>
    <style:style style:name="T6" style:family="text">
      <style:text-properties fo:font-family="宋体" style:font-pitch="variable" fo:font-size="14pt" fo:text-shadow="1pt 1pt" fo:font-weight="bold" style:font-family-asian="宋体" style:font-pitch-asian="variable" style:font-size-asian="14pt" style:font-weight-asian="bold" style:font-size-complex="14pt" style:font-weight-complex="bold"/>
    </style:style>
    <style:style style:name="T7" style:family="text">
      <style:text-properties fo:font-family="宋体" style:font-style-name="Regular" fo:font-size="10.5pt" fo:font-weight="normal" style:font-family-asian="宋体" style:font-style-name-asian="Regular" style:font-size-asian="10.5pt" style:font-weight-asian="normal" style:font-family-complex="宋体" style:font-style-name-complex="Regular" style:font-size-complex="10.5pt" style:font-weight-complex="normal"/>
    </style:style>
    <style:style style:name="T8" style:family="text">
      <style:text-properties fo:font-family="宋体" style:font-pitch="variable" fo:font-size="16pt" style:font-family-asian="宋体" style:font-pitch-asian="variable" style:font-size-asian="16pt" style:font-size-complex="16pt"/>
    </style:style>
    <style:style style:name="T9" style:family="text">
      <style:text-properties fo:font-family="新宋体" style:font-family-generic="modern" style:font-pitch="fixed" fo:font-size="10.5pt" style:font-family-asian="新宋体" style:font-family-generic-asian="modern" style:font-pitch-asian="fixed" style:font-size-asian="10.5pt" style:font-size-complex="10.5pt"/>
    </style:style>
    <style:style style:name="T10" style:family="text">
      <style:text-properties fo:font-family="宋体" style:font-style-name="Regular" fo:font-size="10.5pt" fo:text-shadow="1pt 1pt" fo:font-weight="normal" style:font-family-asian="宋体" style:font-style-name-asian="Regular" style:font-size-asian="10.5pt" style:font-weight-asian="normal" style:font-family-complex="宋体" style:font-style-name-complex="Regular" style:font-size-complex="10.5pt" style:font-weight-complex="normal"/>
    </style:style>
    <style:style style:name="T11" style:family="text">
      <style:text-properties fo:font-family="宋体" style:font-pitch="variable" fo:font-size="14pt" fo:font-weight="bold" style:font-family-asian="宋体" style:font-pitch-asian="variable" style:font-size-asian="14pt" style:font-weight-asian="bold" style:font-size-complex="14pt" style:font-weight-complex="bold"/>
    </style:style>
    <style:style style:name="T12" style:family="text">
      <style:text-properties fo:color="#008000" fo:font-family="Arial" style:font-family-generic="swiss" style:font-pitch="variable" fo:font-size="12pt" fo:font-weight="bold" style:font-family-asian="Arial" style:font-family-generic-asian="swiss" style:font-pitch-asian="variable" style:font-size-asian="12pt" style:font-weight-asian="bold" style:font-size-complex="12pt" style:font-weight-complex="bold"/>
    </style:style>
    <style:style style:name="T13" style:family="text">
      <style:text-properties fo:font-family="宋体" style:font-pitch="variable" fo:font-size="10.5pt" style:font-family-asian="宋体" style:font-pitch-asian="variable" style:font-size-asian="10.5pt" style:font-size-complex="10.5pt"/>
    </style:style>
    <style:style style:name="T14" style:family="text">
      <style:text-properties fo:font-family="宋体" style:font-pitch="variable" fo:font-size="10.5pt" fo:text-shadow="1pt 1pt" style:font-family-asian="宋体" style:font-pitch-asian="variable" style:font-size-asian="10.5pt" style:font-size-complex="10.5pt"/>
    </style:style>
    <style:style style:name="T15" style:family="text">
      <style:text-properties fo:color="#0000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T16" style:family="text">
      <style:text-properties fo:color="#00ae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T17" style:family="text">
      <style:text-properties fo:font-family="宋体" style:font-pitch="variable" fo:font-size="12pt" fo:text-shadow="1pt 1pt" fo:font-weight="bold" style:font-family-asian="宋体" style:font-pitch-asian="variable" style:font-size-asian="12pt" style:font-weight-asian="bold" style:font-size-complex="12pt" style:font-weight-complex="bold"/>
    </style:style>
    <style:style style:name="T18" style:family="text">
      <style:text-properties fo:font-family="宋体" style:font-style-name="Regular" fo:font-size="10.5pt" fo:text-shadow="1pt 1pt" fo:font-weight="normal" style:font-family-asian="宋体" style:font-style-name-asian="Regular" style:font-size-asian="10.5pt" style:font-weight-asian="normal" style:font-family-complex="宋体" style:font-style-name-complex="Regular" style:font-size-complex="10.5pt" style:font-weight-complex="normal"/>
    </style:style>
    <style:style style:name="T19" style:family="text">
      <style:text-properties fo:font-family="宋体" style:font-pitch="variable" fo:font-size="12pt" fo:text-shadow="1pt 1pt" fo:font-weight="bold" style:font-family-asian="宋体" style:font-pitch-asian="variable" style:font-size-asian="12pt" style:font-weight-asian="bold" style:font-size-complex="12pt" style:font-weight-complex="bold"/>
    </style:style>
    <style:style style:name="T20" style:family="text">
      <style:text-properties fo:font-family="宋体" style:font-pitch="variable" fo:font-size="12pt" fo:text-shadow="none" fo:font-weight="bold" style:font-family-asian="宋体" style:font-pitch-asian="variable" style:font-size-asian="12pt" style:font-weight-asian="bold" style:font-size-complex="12pt" style:font-weight-complex="bold"/>
    </style:style>
    <style:style style:name="T21" style:family="text">
      <style:text-properties fo:font-family="宋体" style:font-pitch="variable" fo:font-size="10.5pt" fo:text-shadow="1pt 1pt" style:font-family-asian="宋体" style:font-pitch-asian="variable" style:font-size-asian="10.5pt" style:font-size-complex="10.5pt"/>
    </style:style>
    <style:style style:name="T22" style:family="text">
      <style:text-properties fo:font-family="Arial" style:font-family-generic="swiss" style:font-pitch="variable" fo:font-size="10.5pt" fo:text-shadow="1pt 1pt" style:font-family-asian="Arial" style:font-family-generic-asian="swiss" style:font-pitch-asian="variable" style:font-size-asian="10.5pt" style:font-size-complex="10.5pt"/>
    </style:style>
    <style:style style:name="T23" style:family="text">
      <style:text-properties fo:font-family="宋体" style:font-style-name="Regular" fo:font-size="12pt" fo:text-shadow="1pt 1pt" style:font-family-asian="宋体" style:font-style-name-asian="Regular" style:font-size-asian="12pt" style:font-family-complex="宋体" style:font-style-name-complex="Regular" style:font-size-complex="12pt"/>
    </style:style>
    <style:style style:name="T24" style:family="text">
      <style:text-properties fo:font-family="仿宋" style:font-style-name="Regular" fo:font-size="12pt" fo:text-shadow="1pt 1pt" style:font-family-asian="仿宋" style:font-style-name-asian="Regular" style:font-size-asian="12pt" style:font-family-complex="仿宋" style:font-style-name-complex="Regular" style:font-size-complex="12pt"/>
    </style:style>
    <style:style style:name="T25" style:family="text">
      <style:text-properties fo:font-family="新宋体" style:font-style-name="Regular" fo:font-size="12pt" fo:text-shadow="1pt 1pt" style:font-family-asian="新宋体" style:font-style-name-asian="Regular" style:font-size-asian="12pt" style:font-family-complex="新宋体" style:font-style-name-complex="Regular" style:font-size-complex="12pt"/>
    </style:style>
    <style:style style:name="T26" style:family="text">
      <style:text-properties fo:font-family="新宋体" style:font-style-name="Regular" fo:font-size="12pt" style:font-family-asian="新宋体" style:font-style-name-asian="Regular" style:font-size-asian="12pt" style:font-family-complex="新宋体" style:font-style-name-complex="Regular" style:font-size-complex="12pt"/>
    </style:style>
    <style:style style:name="T27" style:family="text">
      <style:text-properties fo:font-family="新宋体" style:font-family-generic="modern" style:font-pitch="fixed" fo:font-size="10.5pt" fo:text-shadow="1pt 1pt" style:font-family-asian="新宋体" style:font-family-generic-asian="modern" style:font-pitch-asian="fixed"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G4Studio平台技术架构图" draw:style-name="dp1" draw:master-page-name="Default">
        <draw:custom-shape draw:style-name="gr1" draw:text-style-name="P2" draw:layer="layout" svg:width="16.5cm" svg:height="1cm" svg:x="2.5cm" svg:y="12.3cm">
          <text:p text:style-name="P1"><text:span text:style-name="T1">系统基础设施/</text:span><text:span text:style-name="T1">Internet/Intranet</text:span><text:span text:style-name="T2"> </text:span><text:span text:style-name="T3">①</text:span></text:p>
          <draw:enhanced-geometry svg:viewBox="0 0 21600 21600" draw:type="rectangle" draw:enhanced-path="M 0 0 L 21600 0 21600 21600 0 21600 0 0 Z N"/>
        </draw:custom-shape>
        <draw:custom-shape draw:style-name="gr2" draw:text-style-name="P2" draw:layer="layout" svg:width="16.5cm" svg:height="1cm" svg:x="2.5cm" svg:y="11.3cm">
          <text:p text:style-name="P1"><text:span text:style-name="T1">服务器端操作系统:</text:span><text:span text:style-name="T1">Windows/Linux/HP-Unix/IBM-AIX</text:span><text:span text:style-name="T3">②</text:span></text:p>
          <draw:enhanced-geometry svg:viewBox="0 0 21600 21600" draw:type="rectangle" draw:enhanced-path="M 0 0 L 21600 0 21600 21600 0 21600 0 0 Z N"/>
        </draw:custom-shape>
        <draw:custom-shape draw:style-name="gr3" draw:text-style-name="P3" draw:layer="layout" svg:width="10cm" svg:height="1cm" svg:x="2.5cm" svg:y="10.3cm">
          <text:p text:style-name="P1"><text:span text:style-name="T1">应用服务器中间件:</text:span><text:span text:style-name="T4">WebLogic/Tomcat/Jetty/G4Server...</text:span><text:span text:style-name="T5"> </text:span><text:span text:style-name="T3">③</text:span></text:p>
          <draw:enhanced-geometry svg:viewBox="0 0 21600 21600" draw:type="rectangle" draw:enhanced-path="M 0 0 L 21600 0 21600 21600 0 21600 0 0 Z N"/>
        </draw:custom-shape>
        <draw:custom-shape draw:style-name="gr4" draw:text-style-name="P3" draw:layer="layout" svg:width="6.5cm" svg:height="1cm" svg:x="12.5cm" svg:y="10.3cm">
          <text:p text:style-name="P1"><text:span text:style-name="T4">数据库中间件:</text:span><text:span text:style-name="T2">Oracle/MySQL/H2④</text:span></text:p>
          <draw:enhanced-geometry svg:viewBox="0 0 21600 21600" draw:type="rectangle" draw:enhanced-path="M 0 0 L 21600 0 21600 21600 0 21600 0 0 Z N"/>
        </draw:custom-shape>
        <draw:custom-shape draw:style-name="gr5" draw:text-style-name="P1" draw:layer="layout" svg:width="4cm" svg:height="9cm" svg:x="15cm" svg:y="1.3cm">
          <text:p text:style-name="P1"><text:span text:style-name="T6">生命周期</text:span><text:span text:style-name="T7">⑦</text:span><text:span text:style-name="T8"><text:line-break/></text:span><text:span text:style-name="T8"><text:line-break/></text:span><text:span text:style-name="T8"/></text:p>
          <text:p text:style-name="P1"/>
          <text:p text:style-name="P1"/>
          <text:p text:style-name="P1"/>
          <text:p text:style-name="P1"/>
          <text:p text:style-name="P1"/>
          <text:p text:style-name="P1"/>
          <text:p text:style-name="P1"/>
          <text:p text:style-name="P1"/>
          <text:p text:style-name="P1"/>
          <draw:enhanced-geometry svg:viewBox="0 0 21600 21600" draw:extrusion="false" draw:type="rectangle" draw:enhanced-path="M 0 0 L 21600 0 21600 21600 0 21600 0 0 Z N"/>
        </draw:custom-shape>
        <draw:custom-shape draw:style-name="gr6" draw:text-style-name="P4" draw:layer="layout" svg:width="3.5cm" svg:height="1cm" svg:x="15.3cm" svg:y="2.8cm">
          <text:p text:style-name="P1"><text:span text:style-name="T9">业务建模</text:span></text:p>
          <draw:enhanced-geometry svg:viewBox="0 0 21600 21600" draw:type="rectangle" draw:enhanced-path="M 0 0 L 21600 0 21600 21600 0 21600 0 0 Z N"/>
        </draw:custom-shape>
        <draw:custom-shape draw:style-name="gr6" draw:text-style-name="P4" draw:layer="layout" svg:width="3.5cm" svg:height="1cm" svg:x="15.3cm" svg:y="4cm">
          <text:p text:style-name="P1"><text:span text:style-name="T9">流程建模</text:span></text:p>
          <draw:enhanced-geometry svg:viewBox="0 0 21600 21600" draw:type="rectangle" draw:enhanced-path="M 0 0 L 21600 0 21600 21600 0 21600 0 0 Z N"/>
        </draw:custom-shape>
        <draw:custom-shape draw:style-name="gr6" draw:text-style-name="P4" draw:layer="layout" svg:width="3.5cm" svg:height="1cm" svg:x="15.3cm" svg:y="5.2cm">
          <text:p text:style-name="P1"><text:span text:style-name="T9">业务集成</text:span></text:p>
          <draw:enhanced-geometry svg:viewBox="0 0 21600 21600" draw:type="rectangle" draw:enhanced-path="M 0 0 L 21600 0 21600 21600 0 21600 0 0 Z N"/>
        </draw:custom-shape>
        <draw:custom-shape draw:style-name="gr7" draw:text-style-name="P4" draw:layer="layout" svg:width="3.5cm" svg:height="1cm" svg:x="15.3cm" svg:y="6.5cm">
          <text:p text:style-name="P1"><text:span text:style-name="T9">设计开发</text:span></text:p>
          <draw:enhanced-geometry svg:viewBox="0 0 21600 21600" draw:type="rectangle" draw:enhanced-path="M 0 0 L 21600 0 21600 21600 0 21600 0 0 Z N"/>
        </draw:custom-shape>
        <draw:custom-shape draw:style-name="gr7" draw:text-style-name="P4" draw:layer="layout" svg:width="3.5cm" svg:height="1cm" svg:x="15.3cm" svg:y="7.8cm">
          <text:p text:style-name="P1"><text:span text:style-name="T9">运行测试</text:span></text:p>
          <draw:enhanced-geometry svg:viewBox="0 0 21600 21600" draw:type="rectangle" draw:enhanced-path="M 0 0 L 21600 0 21600 21600 0 21600 0 0 Z N"/>
        </draw:custom-shape>
        <draw:custom-shape draw:style-name="gr7" draw:text-style-name="P4" draw:layer="layout" svg:width="3.5cm" svg:height="1cm" svg:x="15.3cm" svg:y="9.1cm">
          <text:p text:style-name="P1"><text:span text:style-name="T9">应用部署</text:span></text:p>
          <draw:enhanced-geometry svg:viewBox="0 0 21600 21600" draw:type="rectangle" draw:enhanced-path="M 0 0 L 21600 0 21600 21600 0 21600 0 0 Z N"/>
        </draw:custom-shape>
        <draw:custom-shape draw:style-name="gr8" draw:text-style-name="P6" draw:layer="layout" svg:width="12.5cm" svg:height="6.5cm" svg:x="2.5cm" svg:y="3.8cm">
          <text:p text:style-name="P5"><text:span text:style-name="T6"><text:line-break/></text:span><text:span text:style-name="T6">应用框架&amp;技术组件库</text:span><text:span text:style-name="T10">⑤</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
          <draw:enhanced-geometry svg:viewBox="0 0 21600 21600" draw:type="rectangle" draw:enhanced-path="M 0 0 L 21600 0 21600 21600 0 21600 0 0 Z N"/>
        </draw:custom-shape>
        <draw:custom-shape draw:style-name="gr9" draw:text-style-name="P7" draw:layer="layout" svg:width="12.5cm" svg:height="2.5cm" svg:x="2.5cm" svg:y="1.3cm">
          <text:p text:style-name="P1"><text:span text:style-name="T11"><text:line-break/></text:span><text:span text:style-name="T6">业务组件库</text:span><text:span text:style-name="T10">⑥</text:span><text:span text:style-name="T11"><text:line-break/></text:span><text:span text:style-name="T11"><text:line-break/></text:span><text:span text:style-name="T11"><text:line-break/></text:span><text:span text:style-name="T11"><text:line-break/></text:span><text:span text:style-name="T11"/></text:p>
          <draw:enhanced-geometry svg:viewBox="0 0 21600 21600" draw:type="rectangle" draw:enhanced-path="M 0 0 L 21600 0 21600 21600 0 21600 0 0 Z N"/>
        </draw:custom-shape>
        <draw:line draw:style-name="gr10" draw:text-style-name="P8" draw:layer="layout" svg:x1="2cm" svg:y1="1.2cm" svg:x2="1.986cm" svg:y2="13.373cm">
          <text:p text:style-name="P1"><text:span text:style-name="T12">G4Studio</text:span><text:span text:style-name="T12">生命线</text:span></text:p>
        </draw:line>
        <draw:custom-shape draw:style-name="gr11" draw:text-style-name="P9" draw:layer="layout" svg:width="3.5cm" svg:height="1cm" svg:x="3cm" svg:y="2.3cm">
          <text:p text:style-name="P1"><text:span text:style-name="T13">企业组织机构</text:span><text:span text:style-name="T13"><text:line-break/></text:span><text:span text:style-name="T13">能力模型参考实现</text:span></text:p>
          <draw:enhanced-geometry svg:viewBox="0 0 21600 21600" draw:type="rectangle" draw:enhanced-path="M 0 0 L 21600 0 21600 21600 0 21600 0 0 Z N"/>
        </draw:custom-shape>
        <draw:custom-shape draw:style-name="gr11" draw:text-style-name="P9" draw:layer="layout" svg:width="3.7cm" svg:height="1cm" svg:x="7.1cm" svg:y="2.3cm">
          <text:p text:style-name="P1"><text:span text:style-name="T13">系统管理及</text:span><text:span text:style-name="T13"><text:line-break/></text:span><text:span text:style-name="T13">权限模型参考实现</text:span></text:p>
          <draw:enhanced-geometry svg:viewBox="0 0 21600 21600" draw:type="rectangle" draw:enhanced-path="M 0 0 L 21600 0 21600 21600 0 21600 0 0 Z N"/>
        </draw:custom-shape>
        <draw:custom-shape draw:style-name="gr12" draw:text-style-name="P9" draw:layer="layout" svg:width="3.5cm" svg:height="1cm" svg:x="11.3cm" svg:y="2.3cm">
          <text:p text:style-name="P1"><text:span text:style-name="T13">通用业务参考实现</text:span></text:p>
          <draw:enhanced-geometry svg:viewBox="0 0 21600 21600" draw:type="rectangle" draw:enhanced-path="M 0 0 L 21600 0 21600 21600 0 21600 0 0 Z N"/>
        </draw:custom-shape>
        <draw:custom-shape draw:style-name="gr13" draw:text-style-name="P10" draw:layer="layout" svg:width="3cm" svg:height="0.5cm" svg:x="10.1cm" svg:y="8.8cm">
          <text:p text:style-name="P1"><text:span text:style-name="T14">数据访问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3.1cm" svg:y="9cm">
          <text:p text:style-name="P1"><text:span text:style-name="T14">报表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6.6cm" svg:y="8cm">
          <text:p text:style-name="P1"><text:span text:style-name="T14">安全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3cm" svg:height="0.5cm" svg:x="6.6cm" svg:y="8.8cm">
          <text:p text:style-name="P1"><text:span text:style-name="T14">流程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3cm" svg:height="0.5cm" svg:x="6.6cm" svg:y="9.6cm">
          <text:p text:style-name="P1"><text:span text:style-name="T14">规则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cm" svg:height="0.5cm" svg:x="10.1cm" svg:y="6.5cm">
          <text:p text:style-name="P1"><text:span text:style-name="T14">监控分析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cm" svg:height="0.5cm" svg:x="10.1cm" svg:y="7.2cm">
          <text:p text:style-name="P1"><text:span text:style-name="T14">日志审计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cm" svg:height="0.5cm" svg:x="10.1cm" svg:y="8cm">
          <text:p text:style-name="P1"><text:span text:style-name="T14">业务服务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1" draw:layer="layout" svg:x1="2.9cm" svg:y1="4.9cm" svg:x2="14.4cm" svg:y2="4.9cm">
          <text:p text:style-name="P1"><text:span text:style-name="T15">服务总线</text:span></text:p>
        </draw:line>
        <draw:line draw:style-name="gr18" draw:text-style-name="P12" draw:layer="layout" svg:x1="2.8cm" svg:y1="5.8cm" svg:x2="14.6cm" svg:y2="5.8cm">
          <text:p text:style-name="P1"><text:span text:style-name="T16">数据总线</text:span></text:p>
        </draw:line>
        <draw:custom-shape draw:style-name="gr19" draw:text-style-name="P10" draw:layer="layout" svg:width="3cm" svg:height="0.5cm" svg:x="10.1cm" svg:y="9.6cm">
          <text:p text:style-name="P1"><text:span text:style-name="T14">数据缓存服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3.1cm" svg:y="6.6cm">
          <text:p text:style-name="P1"><text:span text:style-name="T14">G4UI</text:span><text:span text:style-name="T14">标签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3.1cm" svg:y="9.6cm">
          <text:p text:style-name="P1"><text:span text:style-name="T14">模板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3.1cm" svg:y="7.2cm">
          <text:p text:style-name="P1"><text:span text:style-name="T14">Ext JS</text:span><text:span text:style-name="T14">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6.6cm" svg:y="6.5cm">
          <text:p text:style-name="P1"><text:span text:style-name="T14">数据资料转换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6.6cm" svg:y="7.2cm">
          <text:p text:style-name="P1"><text:span text:style-name="T14">协议适配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3.1cm" svg:y="8.4cm">
          <text:p text:style-name="P1"><text:span text:style-name="T14">SWT/JFace</text:span><text:span text:style-name="T14">图形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1cm" svg:height="3.8cm" svg:x="13.5cm" svg:y="6.4cm">
          <text:p text:style-name="P1"><text:span text:style-name="T14">平</text:span><text:span text:style-name="T14"><text:line-break/></text:span><text:span text:style-name="T14">台</text:span><text:span text:style-name="T14"><text:line-break/></text:span><text:span text:style-name="T14">辅</text:span><text:span text:style-name="T14"><text:line-break/></text:span><text:span text:style-name="T14">助</text:span><text:span text:style-name="T14"><text:line-break/></text:span><text:span text:style-name="T14">开</text:span><text:span text:style-name="T14"><text:line-break/></text:span><text:span text:style-name="T14">发</text:span><text:span text:style-name="T14"><text:line-break/></text:span><text:span text:style-name="T14">插</text:span><text:span text:style-name="T14"><text:line-break/></text:span><text:span text:style-name="T14">件</text:span></text:p>
          <draw:enhanced-geometry svg:viewBox="0 0 21600 21600" draw:type="rectangle" draw:enhanced-path="M 0 0 L 21600 0 21600 21600 0 21600 0 0 Z N"/>
        </draw:custom-shape>
        <draw:custom-shape draw:style-name="gr21" draw:text-style-name="P10" draw:layer="layout" svg:width="9.5cm" svg:height="0.5cm" svg:x="6cm" svg:y="13.5cm">
          <text:p text:style-name="P1"><text:span text:style-name="T14">图2 </text:span><text:span text:style-name="T14">G4Studio</text:span><text:span text:style-name="T14">平台技术架构总体结构图</text:span></text:p>
          <draw:enhanced-geometry svg:viewBox="0 0 21600 21600" draw:type="rectangle" draw:enhanced-path="M 0 0 L 21600 0 21600 21600 0 21600 0 0 Z N"/>
        </draw:custom-shape>
        <draw:custom-shape draw:style-name="gr14" draw:text-style-name="P10" draw:layer="layout" svg:width="3cm" svg:height="0.5cm" svg:x="3.1cm" svg:y="7.8cm">
          <text:p text:style-name="P1"><text:span text:style-name="T14">静态资源管理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G4Studio技术架构层次调用图" draw:style-name="dp1" draw:master-page-name="Default">
        <draw:custom-shape draw:style-name="gr22" draw:text-style-name="P1" draw:layer="layout" svg:width="3cm" svg:height="7.101cm" svg:x="2.5cm" svg:y="4.899cm">
          <text:p text:style-name="P1"><text:span text:style-name="T17">UI</text:span><text:span text:style-name="T17">表现层</text:span><text:span text:style-name="T18">①</text:span><text:line-break/><text:line-break/><text:line-break/><text:line-break/><text:line-break/><text:line-break/><text:line-break/><text:line-break/><text:line-break/></text:p>
          <draw:enhanced-geometry svg:viewBox="0 0 21600 21600" draw:type="rectangle" draw:enhanced-path="M 0 0 L 21600 0 21600 21600 0 21600 0 0 Z N"/>
        </draw:custom-shape>
        <draw:custom-shape draw:style-name="gr23" draw:text-style-name="P1" draw:layer="layout" svg:width="1.3cm" svg:height="6cm" svg:x="15.7cm" svg:y="5.6cm">
          <text:p text:style-name="P1"><text:span text:style-name="T19"><text:line-break/></text:span><text:span text:style-name="T19"><text:line-break/></text:span><text:span text:style-name="T19"><text:line-break/></text:span><text:span text:style-name="T19"><text:line-break/></text:span><text:span text:style-name="T19">数</text:span><text:span text:style-name="T19"><text:line-break/></text:span><text:span text:style-name="T19">据</text:span><text:span text:style-name="T19"><text:line-break/></text:span><text:span text:style-name="T19">访</text:span><text:span text:style-name="T19"><text:line-break/></text:span><text:span text:style-name="T19">问</text:span><text:span text:style-name="T19"><text:line-break/></text:span><text:span text:style-name="T19">层</text:span><text:span text:style-name="T19"><text:line-break/></text:span><text:span text:style-name="T18">⑤</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4" draw:text-style-name="P13" draw:layer="layout" svg:width="1.9cm" svg:height="5cm" svg:x="18.5cm" svg:y="6.1cm">
          <text:p text:style-name="P13"><text:span text:style-name="T20">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4" draw:layer="layout" svg:width="2.5cm" svg:height="1.5cm" svg:x="2.7cm" svg:y="6cm">
          <text:p text:style-name="P14"><text:span text:style-name="T21">浏览器客户端</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15" draw:layer="layout" svg:width="2.5cm" svg:height="1.5cm" svg:x="2.7cm" svg:y="9.4cm">
          <text:p text:style-name="P15"><text:span text:style-name="T22">Win32</text:span><text:span text:style-name="T22"><text:line-break/></text:span><text:span text:style-name="T22">桌面客户端</text:span></text:p>
          <draw:enhanced-geometry svg:viewBox="0 0 21600 21600" draw:type="rectangle" draw:enhanced-path="M 0 0 L 21600 0 21600 21600 0 21600 0 0 Z N"/>
        </draw:custom-shape>
        <draw:custom-shape draw:style-name="gr27" draw:text-style-name="P1" draw:layer="layout" svg:width="1.2cm" svg:height="6cm" svg:x="13cm" svg:y="5.6cm">
          <text:p text:style-name="P1"><text:span text:style-name="T19"/></text:p>
          <text:p text:style-name="P1"><text:span text:style-name="T19"><text:line-break/></text:span><text:span text:style-name="T19"><text:line-break/></text:span><text:span text:style-name="T19">业</text:span><text:span text:style-name="T19"><text:line-break/></text:span><text:span text:style-name="T19">务</text:span><text:span text:style-name="T19"><text:line-break/></text:span><text:span text:style-name="T19">模</text:span><text:span text:style-name="T19"><text:line-break/></text:span><text:span text:style-name="T19">型</text:span><text:span text:style-name="T19"><text:line-break/></text:span><text:span text:style-name="T19">服</text:span><text:span text:style-name="T19"><text:line-break/></text:span><text:span text:style-name="T19">务</text:span><text:span text:style-name="T19"><text:line-break/></text:span><text:span text:style-name="T19">层</text:span><text:span text:style-name="T19"><text:line-break/></text:span><text:span text:style-name="T18">④</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3" draw:text-style-name="P1" draw:layer="layout" svg:width="1.3cm" svg:height="6cm" svg:x="10.2cm" svg:y="5.6cm">
          <text:p text:style-name="P1"><text:span text:style-name="T19"><text:line-break/></text:span><text:span text:style-name="T19"><text:line-break/></text:span><text:span text:style-name="T19"><text:line-break/></text:span><text:span text:style-name="T19"><text:line-break/></text:span><text:span text:style-name="T19">视</text:span><text:span text:style-name="T19"><text:line-break/></text:span><text:span text:style-name="T19">图</text:span><text:span text:style-name="T19"><text:line-break/></text:span><text:span text:style-name="T19">服</text:span><text:span text:style-name="T19"><text:line-break/></text:span><text:span text:style-name="T19">务</text:span><text:span text:style-name="T19"><text:line-break/></text:span><text:span text:style-name="T19">层</text:span><text:span text:style-name="T19"><text:line-break/></text:span><text:span text:style-name="T18">③</text:span><text:span text:style-name="T19"><text:line-break/></text:span><text:span text:style-name="T19"><text:line-break/></text:span><text:span text:style-name="T19"/></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8" draw:text-style-name="P1" draw:layer="layout" svg:width="2.5cm" svg:height="3.8cm" svg:x="6.4cm" svg:y="4.8cm">
          <text:p text:style-name="P1"><text:span text:style-name="T19">控</text:span><text:span text:style-name="T19"><text:line-break/></text:span><text:span text:style-name="T19">制</text:span><text:span text:style-name="T19"><text:line-break/></text:span><text:span text:style-name="T19">逻</text:span><text:span text:style-name="T19"><text:line-break/></text:span><text:span text:style-name="T19">辑</text:span><text:span text:style-name="T19"><text:line-break/></text:span><text:span text:style-name="T19">层</text:span><text:span text:style-name="T19"><text:line-break/></text:span><text:span text:style-name="T18">②</text:span></text:p>
          <draw:enhanced-geometry svg:viewBox="0 0 21600 21600" draw:glue-points="10800 0 0 10800 10800 21600 21600 10800" draw:text-areas="5400 5400 16200 16200" draw:mirror-vertical="false" draw:mirror-horizontal="true" draw:type="flowchart-decision" draw:enhanced-path="M 0 10800 L 10800 0 21600 10800 10800 21600 0 10800 Z N"/>
        </draw:custom-shape>
        <draw:line draw:style-name="gr29" draw:text-style-name="P17" draw:layer="layout" svg:x1="5cm" svg:y1="6.7cm" svg:x2="6.5cm" svg:y2="6.7cm">
          <text:p text:style-name="P16"><text:span text:style-name="T23">⑥</text:span></text:p>
        </draw:line>
        <draw:line draw:style-name="gr30" draw:text-style-name="P17" draw:layer="layout" svg:x1="8.9cm" svg:y1="6.7cm" svg:x2="10.4cm" svg:y2="8.7cm">
          <text:p text:style-name="P16"><text:span text:style-name="T24">⑦</text:span></text:p>
        </draw:line>
        <draw:line draw:style-name="gr29" draw:text-style-name="P17" draw:layer="layout" svg:x1="11.5cm" svg:y1="8.5cm" svg:x2="13cm" svg:y2="8.5cm">
          <text:p text:style-name="P17"><text:span text:style-name="T25">⑩</text:span></text:p>
        </draw:line>
        <draw:line draw:style-name="gr29" draw:text-style-name="P17" draw:layer="layout" svg:x1="14.2cm" svg:y1="8.5cm" svg:x2="15.7cm" svg:y2="8.5cm">
          <text:p text:style-name="P17"><text:span text:style-name="T26">⑾</text:span></text:p>
        </draw:line>
        <draw:line draw:style-name="gr29" draw:text-style-name="P17" draw:layer="layout" svg:x1="17cm" svg:y1="8.5cm" svg:x2="18.5cm" svg:y2="8.5cm">
          <text:p text:style-name="P17"><text:span text:style-name="T25">⑿</text:span></text:p>
        </draw:line>
        <draw:line draw:style-name="gr29" draw:text-style-name="P17" draw:layer="layout" svg:x1="9cm" svg:y1="6.7cm" svg:x2="13cm" svg:y2="8.2cm">
          <text:p text:style-name="P16"><text:span text:style-name="T25">⑧</text:span></text:p>
        </draw:line>
        <draw:line draw:style-name="gr29" draw:text-style-name="P17" draw:layer="layout" svg:x1="8.8cm" svg:y1="6.6cm" svg:x2="15.8cm" svg:y2="8.1cm">
          <text:p text:style-name="P17"><text:span text:style-name="T25">⑨</text:span></text:p>
        </draw:line>
        <draw:line draw:style-name="gr29" draw:text-style-name="P17" draw:layer="layout" svg:x1="5.2cm" svg:y1="10.1cm" svg:x2="10.2cm" svg:y2="10.1cm">
          <text:p text:style-name="P1"><text:span text:style-name="T25">⒀</text:span></text:p>
        </draw:line>
        <draw:custom-shape draw:style-name="gr31" draw:text-style-name="P18" draw:layer="layout" svg:width="3.8cm" svg:height="1.5cm" svg:x="6.2cm" svg:y="12cm">
          <text:p text:style-name="P1"><text:span text:style-name="T27">客户端双兼容架构，</text:span><text:span text:style-name="T27"><text:line-break/></text:span><text:span text:style-name="T27">支持多渠道接入</text:span></text:p>
          <draw:enhanced-geometry svg:viewBox="0 0 21600 21600" draw:text-areas="3000 3320 17110 17330" draw:type="cloud-callout" draw:modifiers="-2756.11681136543 -7051.299133910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8" draw:layer="layout" svg:width="4.5cm" svg:height="1.5cm" svg:x="8.5cm" svg:y="3.4cm">
          <text:p text:style-name="P19"><text:span text:style-name="T27">SOA</text:span><text:span text:style-name="T27">扩展结构，</text:span><text:span text:style-name="T27"><text:line-break/></text:span><text:span text:style-name="T27">解决与周边软件互联互通</text:span></text:p>
          <draw:enhanced-geometry svg:viewBox="0 0 21600 21600" draw:text-areas="3000 3320 17110 17330" draw:type="cloud-callout" draw:modifiers="11647.0117751611 32939.6402398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8" draw:layer="layout" svg:width="4.5cm" svg:height="1cm" svg:x="13.5cm" svg:y="12cm">
          <text:p text:style-name="P1"><text:span text:style-name="T27">商业逻辑封装,规范约束</text:span></text:p>
          <draw:enhanced-geometry svg:viewBox="0 0 21600 21600" draw:text-areas="3000 3320 17110 17330" draw:type="cloud-callout" draw:modifiers="71.9840035547656 -10573.42657342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0" draw:layer="layout" svg:width="9.5cm" svg:height="0.5cm" svg:x="6.1cm" svg:y="13.7cm">
          <text:p text:style-name="P1"><text:span text:style-name="T14">图3 </text:span><text:span text:style-name="T14">G4Studio</text:span><text:span text:style-name="T14">技术架构层次调用图</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linear" draw:start-color="#23b8dc" draw:end-color="#ffffff" draw:start-intensity="100%" draw:end-intensity="100%" draw:angle="30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cccc" draw:end-color="#eafff5" draw:start-intensity="100%" draw:end-intensity="100%" draw:angle="300" draw:border="10%"/>
    <draw:gradient draw:name="Gradient_20_7" draw:display-name="Gradient 7" draw:style="linear" draw:start-color="#000000" draw:end-color="#ffffff" draw:start-intensity="100%" draw:end-intensity="100%" draw:angle="0" draw:border="0%"/>
    <draw:gradient draw:name="Gradient_20_8" draw:display-name="Gradient 8" draw:style="axial" draw:start-color="#0084d1" draw:end-color="#ffffff" draw:start-intensity="100%" draw:end-intensity="100%" draw:angle="300" draw:border="35%"/>
    <draw:gradient draw:name="Linear_20_magenta_2f_green" draw:display-name="Linear magenta/green" draw:style="linear" draw:start-color="#6b0094" draw:end-color="#00ff00" draw:start-intensity="100%" draw:end-intensity="100%" draw:angle="150" draw:border="25%"/>
    <draw:gradient draw:name="Radial_20_green_2f_black" draw:display-name="Radial green/black" draw:style="radial" draw:cx="35%" draw:cy="30%" draw:start-color="#008000" draw:end-color="#c0c0c0" draw:start-intensity="100%" draw:end-intensity="100%" draw:border="30%"/>
    <draw:gradient draw:name="Square_20_yellow_2f_white" draw:display-name="Square yellow/white" draw:style="square" draw:cx="50%" draw:cy="50%" draw:start-color="#e6ff00" draw:end-color="#ffffff" draw:start-intensity="100%" draw:end-intensity="100%" draw:angle="2700" draw:border="0%"/>
    <draw:hatch draw:name="Black_20_45_20_Degrees_20_Wide" draw:display-name="Black 45 Degrees Wide" draw:style="single" draw:color="#008000" draw:distance="0.51cm" draw:rotation="450"/>
    <draw:hatch draw:name="Blue_20_Crossed_20_0_20_Degrees" draw:display-name="Blue Crossed 0 Degrees" draw:style="double" draw:color="#000080" draw:distance="0.076cm" draw:rotation="900"/>
    <draw:hatch draw:name="Hatch_20_1" draw:display-name="Hatch 1" draw:style="single" draw:color="#000000" draw:distance="0.02cm" draw:rotation="0"/>
    <draw:hatch draw:name="Hatching_20_1" draw:display-name="Hatching 1" draw:style="single" draw:color="#000000" draw:distance="0.1cm" draw:rotation="0"/>
    <draw:hatch draw:name="Hatching_20_2" draw:display-name="Hatching 2" draw:style="single" draw:color="#aecf00" draw:distance="0.7cm" draw:rotation="1350"/>
    <draw:fill-image draw:name="Bitmape_20_1" draw:display-name="Bitmape 1" xlink:href="Pictures/10000000000000200000002000309F1C.png" xlink:type="simple" xlink:show="embed" xlink:actuate="onLoad"/>
    <draw:fill-image draw:name="Roses" xlink:href="Pictures/100000000000005E0000005ED5F5C24A.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justify" fo:text-indent="0cm" style:text-autospace="ideograph-alpha"/>
      <style:text-properties fo:font-family="'Times New Roman'" style:font-family-generic="roman" style:font-pitch="variable" fo:font-size="10.5pt" fo:language="en" fo:country="US" style:letter-kerning="true" style:font-family-asian="宋体, SimSun" style:font-pitch-asian="variable" style:font-size-asian="10.5pt" style:language-asian="zh" style:country-asian="CN" style:font-family-complex="'Times New Roman'" style:font-family-generic-complex="roman" style:font-pitch-complex="variable" style:font-size-complex="10.5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24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0H38M16S</meta:editing-duration>
    <meta:editing-cycles>286</meta:editing-cycles>
    <meta:generator>LibreOffice/3.4$Win32 LibreOffice_project/340m1$Build-12</meta:generator>
    <dc:date>2011-12-04T02:04:05.78</dc:date>
    <meta:document-statistic meta:object-count="57"/>
  </office:meta>
</office:document-meta>
</file>